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kImpl.getLockToke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ckImpl.isDee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Impl.LockImpl( AbstractLockInfo info , Node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LockImpl.refres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ckImpl.getSecondsRemain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Impl.isL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Impl.get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Impl.isLockOwningSes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ckImpl.getLockOw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kImpl.isSessionScop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